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inspirationalYear70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pirationalYear7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pirationalYear70" style:display-name="PageStyle_inspirationalYear7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